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100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0c2cd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Histogram Equalization</text:p>
          </table:table-cell>
          <table:table-cell table:style-name="ce1" office:value-type="string" calcext:value-type="string">
            <text:p>Noise Reduction</text:p>
          </table:table-cell>
          <table:table-cell table:style-name="ce1" office:value-type="string" calcext:value-type="string">
            <text:p>Brightness Jitter</text:p>
          </table:table-cell>
          <table:table-cell table:style-name="ce1" office:value-type="string" calcext:value-type="string">
            <text:p>Gamma Correction</text:p>
          </table:table-cell>
          <table:table-cell table:style-name="ce1" office:value-type="string" calcext:value-type="string">
            <text:p>Best Lo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table:style-name="ce4" office:value-type="float" office:value="2.585" calcext:value-type="float">
            <text:p>2.58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4" office:value-type="float" office:value="2.37" calcext:value-type="float">
            <text:p>2.3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float" office:value="2.601" calcext:value-type="float">
            <text:p>2.60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table:style-name="ce4" office:value-type="float" office:value="2.394" calcext:value-type="float">
            <text:p>2.39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table:style-name="ce4" office:value-type="float" office:value="2.642" calcext:value-type="float">
            <text:p>2.64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4" office:value-type="float" office:value="2.733" calcext:value-type="float">
            <text:p>2.73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float" office:value="2.732" calcext:value-type="float">
            <text:p>2.73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table:style-name="ce4" office:value-type="float" office:value="2.707" calcext:value-type="float">
            <text:p>2.70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table:style-name="ce4" office:value-type="float" office:value="2.452" calcext:value-type="float">
            <text:p>2.45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4" office:value-type="float" office:value="2.688" calcext:value-type="float">
            <text:p>2.68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float" office:value="2.405" calcext:value-type="float">
            <text:p>2.40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table:style-name="ce4" office:value-type="float" office:value="2.582" calcext:value-type="float">
            <text:p>2.58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table:style-name="ce4" office:value-type="float" office:value="2.306" calcext:value-type="float">
            <text:p>2.30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4" office:value-type="float" office:value="2.784" calcext:value-type="float">
            <text:p>2.78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9" office:value-type="string" calcext:value-type="string">
            <text:p>False</text:p>
          </table:table-cell>
          <table:table-cell table:style-name="ce13" office:value-type="string" calcext:value-type="string">
            <text:p>None</text:p>
          </table:table-cell>
          <table:table-cell table:style-name="ce9" office:value-type="string" calcext:value-type="string">
            <text:p>False</text:p>
          </table:table-cell>
          <table:table-cell table:style-name="ce9" office:value-type="string" calcext:value-type="string">
            <text:p>True</text:p>
          </table:table-cell>
          <table:table-cell table:style-name="ce13" office:value-type="float" office:value="2.185" calcext:value-type="float">
            <text:p>2.185</text:p>
          </table:table-cell>
          <table:table-cell table:style-name="ce16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9" office:value-type="string" calcext:value-type="string">
            <text:p>False</text:p>
          </table:table-cell>
          <table:table-cell table:style-name="ce13" office:value-type="string" calcext:value-type="string">
            <text:p>None</text:p>
          </table:table-cell>
          <table:table-cell table:number-columns-repeated="2" table:style-name="ce9" office:value-type="string" calcext:value-type="string">
            <text:p>False</text:p>
          </table:table-cell>
          <table:table-cell table:style-name="ce13" office:value-type="float" office:value="2.099" calcext:value-type="float">
            <text:p>2.099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table:style-name="ce4" office:value-type="float" office:value="2.583" calcext:value-type="float">
            <text:p>2.5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4" office:value-type="float" office:value="2.587" calcext:value-type="float">
            <text:p>2.58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float" office:value="2.554" calcext:value-type="float">
            <text:p>2.55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table:style-name="ce4" office:value-type="float" office:value="2.522" calcext:value-type="float">
            <text:p>2.5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table:style-name="ce4" office:value-type="float" office:value="2.457" calcext:value-type="float">
            <text:p>2.4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4" office:value-type="float" office:value="2.758" calcext:value-type="float">
            <text:p>2.75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9" office:value-type="string" calcext:value-type="string">
            <text:p>False</text:p>
          </table:table-cell>
          <table:table-cell table:style-name="ce13" office:value-type="string" calcext:value-type="string">
            <text:p>Box Filter</text:p>
          </table:table-cell>
          <table:table-cell table:style-name="ce9" office:value-type="string" calcext:value-type="string">
            <text:p>False</text:p>
          </table:table-cell>
          <table:table-cell table:style-name="ce9" office:value-type="string" calcext:value-type="string">
            <text:p>True</text:p>
          </table:table-cell>
          <table:table-cell table:style-name="ce13" office:value-type="float" office:value="2.188" calcext:value-type="float">
            <text:p>2.188</text:p>
          </table:table-cell>
          <table:table-cell table:style-name="ce16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9" office:value-type="string" calcext:value-type="string">
            <text:p>False</text:p>
          </table:table-cell>
          <table:table-cell table:style-name="ce13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False</text:p>
          </table:table-cell>
          <table:table-cell table:style-name="ce13" office:value-type="float" office:value="2.237" calcext:value-type="float">
            <text:p>2.237</text:p>
          </table:table-cell>
          <table:table-cell table:style-name="ce16" office:value-type="float" office:value="4" calcext:value-type="float">
            <text:p>4</text:p>
          </table:table-cell>
          <table:table-cell/>
        </table:table-row>
        <table:table-row table:style-name="ro2" table:number-rows-repeated="3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10" office:value-type="string" calcext:value-type="string" table:number-columns-spanned="6" table:number-rows-spanned="1">
            <text:p>New results, when loading vgg16 weights</text:p>
          </table:table-cell>
          <table:covered-table-cell table:number-columns-repeated="3" table:style-name="Default"/>
          <table:covered-table-cell table:number-columns-repeated="2"/>
          <table:table-cell/>
        </table:table-row>
        <table:table-row table:style-name="ro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Histogram Equalization</text:p>
          </table:table-cell>
          <table:table-cell table:style-name="ce1" office:value-type="string" calcext:value-type="string">
            <text:p>Noise Reduction</text:p>
          </table:table-cell>
          <table:table-cell table:style-name="ce1" office:value-type="string" calcext:value-type="string">
            <text:p>Brightness Jitter</text:p>
          </table:table-cell>
          <table:table-cell table:style-name="ce1" office:value-type="string" calcext:value-type="string">
            <text:p>Gamma Correction</text:p>
          </table:table-cell>
          <table:table-cell table:style-name="ce1" office:value-type="string" calcext:value-type="string">
            <text:p>Best Loss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True</text:p>
          </table:table-cell>
          <table:table-cell table:style-name="ce14" office:value-type="string" calcext:value-type="string">
            <text:p>None</text:p>
          </table:table-cell>
          <table:table-cell table:number-columns-repeated="2" table:style-name="ce11" office:value-type="string" calcext:value-type="string">
            <text:p>True</text:p>
          </table:table-cell>
          <table:table-cell table:style-name="ce15" office:value-type="float" office:value="1.327" calcext:value-type="float">
            <text:p>1.327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False</text:p>
          </table:table-cell>
          <table:table-cell table:style-name="ce14" office:value-type="string" calcext:value-type="string">
            <text:p>Non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5" office:value-type="float" office:value="1.331" calcext:value-type="float">
            <text:p>1.331</text:p>
          </table:table-cell>
          <table:table-cell table:style-name="ce16"/>
          <table:table-cell/>
        </table:table-row>
        <table:table-row table:style-name="ro2">
          <table:table-cell table:style-name="ce11" office:value-type="string" calcext:value-type="string">
            <text:p>False</text:p>
          </table:table-cell>
          <table:table-cell table:style-name="ce14" office:value-type="string" calcext:value-type="string">
            <text:p>Gaussian</text:p>
          </table:table-cell>
          <table:table-cell table:number-columns-repeated="2" table:style-name="ce11" office:value-type="string" calcext:value-type="string">
            <text:p>False</text:p>
          </table:table-cell>
          <table:table-cell table:style-name="ce15" office:value-type="float" office:value="1.333" calcext:value-type="float">
            <text:p>1.333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False</text:p>
          </table:table-cell>
          <table:table-cell table:style-name="ce14" office:value-type="string" calcext:value-type="string">
            <text:p>Box Filter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5" office:value-type="float" office:value="1.333" calcext:value-type="float">
            <text:p>1.333</text:p>
          </table:table-cell>
          <table:table-cell table:style-name="ce16"/>
          <table:table-cell/>
        </table:table-row>
        <table:table-row table:style-name="ro2">
          <table:table-cell table:style-name="ce9" office:value-type="string" calcext:value-type="string">
            <text:p>True</text:p>
          </table:table-cell>
          <table:table-cell table:style-name="ce13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16" office:value-type="float" office:value="1.356" calcext:value-type="float">
            <text:p>1.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59" calcext:value-type="float">
            <text:p>1.359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False</text:p>
          </table:table-cell>
          <table:table-cell table:style-name="ce13" office:value-type="string" calcext:value-type="string">
            <text:p>None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1.383" calcext:value-type="float">
            <text:p>1.383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18" calcext:value-type="float">
            <text:p>1.4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6" calcext:value-type="float">
            <text:p>1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82" calcext:value-type="float">
            <text:p>1.4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06" calcext:value-type="float">
            <text:p>1.5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16" calcext:value-type="float">
            <text:p>1.5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18" calcext:value-type="float">
            <text:p>1.5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36" calcext:value-type="float">
            <text:p>1.5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42" calcext:value-type="float">
            <text:p>1.5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51" calcext:value-type="float">
            <text:p>1.5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57" calcext:value-type="float">
            <text:p>1.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87" calcext:value-type="float">
            <text:p>1.5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45" calcext:value-type="float">
            <text:p>1.6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687" calcext:value-type="float">
            <text:p>1.6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92" calcext:value-type="float">
            <text:p>1.6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918" calcext:value-type="float">
            <text:p>1.918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False</text:p>
          </table:table-cell>
          <table:table-cell table:style-name="ce13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1.926" calcext:value-type="float">
            <text:p>1.926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979" calcext:value-type="float">
            <text:p>1.97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32:Sheet1.H5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5:38:52.546974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5:51:16.500032879</meta:creation-date>
    <dc:date>2021-04-07T15:36:45.762778714</dc:date>
    <meta:editing-duration>PT59M</meta:editing-duration>
    <meta:editing-cycles>2</meta:editing-cycles>
    <meta:generator>LibreOffice/6.4.6.2$Linux_X86_64 LibreOffice_project/40$Build-2</meta:generator>
    <meta:document-statistic meta:table-count="1" meta:cell-count="275" meta:object-count="0"/>
  </office:meta>
</office:document-meta>
</file>